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Monaco" svg:font-family="Monaco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Monaco" fo:font-size="14.0pt"/>
    </style:style>
    <style:style style:name="P2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P3" style:family="paragraph" style:parent-style-name="Standard">
      <style:paragraph-properties fo:line-height="120%"/>
      <style:text-properties style:font-name="Monaco" fo:font-size="14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engineering_math_worked_problems_with_Mathematica</text:p>
      <text:p text:style-name="P1"/>
      <text:p text:style-name="P1">Exercises from the final edition of a popular engineering math text. A collection of 1332 mostly odd-numbered exercises. Worked at a mediocre skill level in Mathematica 10. Browse PDFs on the locally hosted site, then come back and download anything interesting.</text:p>
      <text:p text:style-name="P1"/>
      <text:p text:style-name="P1">The chapter contents:</text:p>
      <text:p text:style-name="P2"/>
      <text:p text:style-name="P3">CHAPTER 1 First-Order ODEs </text:p>
      <text:p text:style-name="P3">1.1 Basic Concepts. Modeling</text:p>
      <text:p text:style-name="P3">1.2 Geometric Meaning of y\.02 \.03 ƒ(x, y). Direction Fields, Euler’s Method</text:p>
      <text:p text:style-name="P3">1.3 Separable ODEs. Modeling</text:p>
      <text:p text:style-name="P3">1.4 Exact ODEs. Integrating Factors</text:p>
      <text:p text:style-name="P3">1.5 Linear ODEs. Bernoulli Equation. Population Dynamics</text:p>
      <text:p text:style-name="P3">1.6 Orthogonal Trajectories.</text:p>
      <text:p text:style-name="P3">1.7 Existence and Uniqueness of Solutions for Initial Value Problems</text:p>
      <text:p text:style-name="P3"/>
      <text:p text:style-name="P3">CHAPTER 2 Second-Order Linear ODEs</text:p>
      <text:p text:style-name="P3">2.1 Homogeneous Linear ODEs of Second Order</text:p>
      <text:p text:style-name="P3">2.2 Homogeneous Linear ODEs with Constant Coefficients</text:p>
      <text:p text:style-name="P3">2.3 Differential Operators. Optional</text:p>
      <text:p text:style-name="P3">2.4 Modeling of Free Oscillations of a Mass–Spring System</text:p>
      <text:p text:style-name="P3">2.5 Euler–Cauchy Equations</text:p>
      <text:p text:style-name="P3">2.6 Existence and Uniqueness of Solutions. Wronskian</text:p>
      <text:p text:style-name="P3">2.7 Nonhomogeneous ODEs</text:p>
      <text:p text:style-name="P3">2.8 Modeling- Forced Oscillations. Resonance</text:p>
      <text:p text:style-name="P3">2.9 Modeling- Electric Circuits</text:p>
      <text:p text:style-name="P3">2.10 Solution by Variation of Parameters</text:p>
      <text:p text:style-name="P3"/>
      <text:p text:style-name="P3">CHAPTER 3 Higher Order Linear ODEs</text:p>
      <text:p text:style-name="P3">3.1 Homogeneous Linear ODEs</text:p>
      <text:p text:style-name="P3">3.2 Homogeneous Linear ODEs with Constant Coefficients</text:p>
      <text:p text:style-name="P3">3.3 Nonhomogeneous Linear ODEs</text:p>
      <text:p text:style-name="P3"/>
      <text:p text:style-name="P3">CHAPTER 4 Systems of ODEs. Phase Plane. Qualitative Methods</text:p>
      <text:p text:style-name="P3">4.1 Systems of ODEs as Models in Engineering Applications</text:p>
      <text:p text:style-name="P3">4.3 Constant-Coefficient Systems. Phase Plane Method</text:p>
      <text:p text:style-name="P3">4.4 Criteria for Critical Points. Stability</text:p>
      <text:p text:style-name="P3">4.5 Qualitative Methods for Nonlinear Systems</text:p>
      <text:p text:style-name="P3">4.6 Nonhomogeneous Linear Systems of ODEs</text:p>
      <text:p text:style-name="P3"/>
      <text:p text:style-name="P3">CHAPTER 5 Series Solutions of ODEs. Special Functions</text:p>
      <text:p text:style-name="P3">5.1 Power Series Method</text:p>
      <text:p text:style-name="P3">5.2 Legendre’s Equation. Legendre Polynomials Pn(x)</text:p>
      <text:p text:style-name="P3">5.3 Extended Power Series Method- Frobenius Method</text:p>
      <text:p text:style-name="P3">5.4 Bessel’s Equation. Bessel Functions J\.04(x)</text:p>
      <text:p text:style-name="P3">5.5 Bessel Functions of the Y\.04(x). General Solution</text:p>
      <text:p text:style-name="P3"/>
      <text:p text:style-name="P3">CHAPTER 6 Laplace Transforms</text:p>
      <text:p text:style-name="P3">6.1 Laplace Transform. Linearity. First Shifting Theorem (s-Shifting)</text:p>
      <text:p text:style-name="P3">6.2 Transforms of Derivatives and Integrals. ODEs</text:p>
      <text:p text:style-name="P3">6.3 Unit Step Function (Heaviside Function). Second Shifting Theorem (t-Shifting)</text:p>
      <text:p text:style-name="P3">6.4 Short Impulses. Dirac’s Delta Function. Partial Fractions</text:p>
      <text:p text:style-name="P3">6.5 Convolution. Integral Equations</text:p>
      <text:p text:style-name="P3">6.6 Differentiation and Integration of Transforms. ODEs with Variable Coefficients</text:p>
      <text:p text:style-name="P3">6.7 Systems of ODEs</text:p>
      <text:p text:style-name="P3"/>
      <text:p text:style-name="P3">CHAPTER 7 Linear Algebra-- Matrices, Vectors, Dets.</text:p>
      <text:p text:style-name="P3">7.1 Matrices, Vectors - Addition and Scalar Multiplication</text:p>
      <text:p text:style-name="P3">7.2 Matrix Multiplication</text:p>
      <text:p text:style-name="P3">7.3 Linear Systems of Equations. Gauss Elimination</text:p>
      <text:p text:style-name="P3">7.4 Linear Independence. Rank of a Matrix. Vector Space</text:p>
      <text:p text:style-name="P3">7.7 Determinants. Cramer’s Rule</text:p>
      <text:p text:style-name="P3">7.8 Inverse of a Matrix. Gauss–Jordan Elimination</text:p>
      <text:p text:style-name="P3">7.9 Vector Spaces, Inner Product Spaces. Linear Transformations. Optional</text:p>
      <text:p text:style-name="P3"/>
      <text:p text:style-name="P3">CHAPTER 8 Linear Algebra - Matrix Eigenvalue Problems</text:p>
      <text:p text:style-name="P3">8.1 The Matrix Eigenvalue Problem. Determining Eigenvalues and Eigenvectors</text:p>
      <text:p text:style-name="P3">8.2 Some Applications of Eigenvalue Problems</text:p>
      <text:p text:style-name="P3">8.3 Symmetric, Skew-Symmetric, and Orthogonal Matrices</text:p>
      <text:p text:style-name="P3">8.4 Eigenbases. Diagonalization. Quadratic Forms</text:p>
      <text:p text:style-name="P3">8.5 Complex Matrices and Forms. Optional</text:p>
      <text:p text:style-name="P3"/>
      <text:p text:style-name="P3">CHAPTER 9 Vector Differential Calculus. Grad, Div, Curl</text:p>
      <text:p text:style-name="P3">9.1 Vectors in 2-Space and 3-Space</text:p>
      <text:p text:style-name="P3">9.2 Inner Product (Dot Product)</text:p>
      <text:p text:style-name="P3">9.3 Vector Product (Cross Product)</text:p>
      <text:p text:style-name="P3">9.4 Vector and Scalar Functions and Their Fields. Vector Calculus- Derivatives</text:p>
      <text:p text:style-name="P3">9.5 Curves. Arc Length. Curvature. Torsion</text:p>
      <text:p text:style-name="P3">9.7 Gradient of a Scalar Field. Directional Derivative</text:p>
      <text:p text:style-name="P3">9.8 Divergence of a Vector Field</text:p>
      <text:p text:style-name="P3">9.9 Curl of a Vector Field</text:p>
      <text:p text:style-name="P3"/>
      <text:p text:style-name="P3">CHAPTER 10 Vector Integral Calculus. Integral Theorems</text:p>
      <text:p text:style-name="P3">10.1 Line Integrals</text:p>
      <text:p text:style-name="P3">10.2 Path Independence of Line Integrals</text:p>
      <text:p text:style-name="P3">10.3 Calculus Review- Double Integrals.</text:p>
      <text:p text:style-name="P3">10.4 Green’s Theorem in the Plane</text:p>
      <text:p text:style-name="P3">10.5 Surfaces for Surface Integrals</text:p>
      <text:p text:style-name="P3">10.6 Surface Integrals</text:p>
      <text:p text:style-name="P3">10.7 Triple Integrals. Divergence Theorem of Gauss</text:p>
      <text:p text:style-name="P3">10.8 Further Applications of the Divergence Theorem</text:p>
      <text:p text:style-name="P3">10.9 Stokes’s Theorem</text:p>
      <text:p text:style-name="P3"/>
      <text:p text:style-name="P3">CHAPTER 11 Fourier Analysis</text:p>
      <text:p text:style-name="P3">11.1 Fourier Series</text:p>
      <text:p text:style-name="P3">11.2 Arbitrary Period. Even and Odd Functions. Half-Range Expansions</text:p>
      <text:p text:style-name="P3">11.3 Forced Oscillations</text:p>
      <text:p text:style-name="P3">11.4 Approximation by Trigonometric Polynomials</text:p>
      <text:p text:style-name="P3">11.5 Sturm–Liouville Problems. Orthogonal Functions</text:p>
      <text:p text:style-name="P3">11.6 Orthogonal Series. Generalized Fourier Series</text:p>
      <text:p text:style-name="P3">11.7 Fourier Integral</text:p>
      <text:p text:style-name="P3">11.8 Fourier Cosine and Sine Transforms</text:p>
      <text:p text:style-name="P3">11.9 Fourier Transform. Discrete and Fast Fourier Transforms</text:p>
      <text:p text:style-name="P3"/>
      <text:p text:style-name="P3">CHAPTER 12 Partial Differential Equations (PDEs)</text:p>
      <text:p text:style-name="P3">12.1 Basic Concepts of PDEs</text:p>
      <text:p text:style-name="P3">12.3 Solution by Separating Variables. Use of Fourier Series</text:p>
      <text:p text:style-name="P3">12.4 D’Alembert’s Solution of the Wave Equation. Characteristics</text:p>
      <text:p text:style-name="P3">12.6 Heat Equation- Sol'n by Fourier Series. Steady 2D Heat, Dirichlet Problems</text:p>
      <text:p text:style-name="P3">12.7 Heat Equation- Modeling Long Bars. Sol'n by Fourier Integrals and Transforms</text:p>
      <text:p text:style-name="P3">12.9 Rectangular Membrane. Double Fourier Series</text:p>
      <text:p text:style-name="P3">12.10 Laplacian in Polar Coordinates. Circular Membrane. Fourier–Bessel Series</text:p>
      <text:p text:style-name="P3">12.11 Laplace’s Equation in Cylindrical and Spherical Coordinates. Potential</text:p>
      <text:p text:style-name="P3">12.12 Solution of PDEs by Laplace Transforms</text:p>
      <text:p text:style-name="P3"/>
      <text:p text:style-name="P3">CHAPTER 13 Complex Numbers and Functions. Complex Differentiation</text:p>
      <text:p text:style-name="P3">13.1 Complex Numbers and Their Geometric Representation</text:p>
      <text:p text:style-name="P3">13.2 Polar Form of Complex Numbers. Powers and Roots</text:p>
      <text:p text:style-name="P3">13.3 Derivative. Analytic Function</text:p>
      <text:p text:style-name="P3">13.4 Cauchy–Riemann Equations. Laplace’s Equation</text:p>
      <text:p text:style-name="P3">13.5 Exponential Function</text:p>
      <text:p text:style-name="P3">13.6 Trigonometric and Hyperbolic Functions. Euler’s Formula</text:p>
      <text:p text:style-name="P3">13.7 Logarithm. General Power. Principal Value</text:p>
      <text:p text:style-name="P3"/>
      <text:p text:style-name="P3">CHAPTER 14 Complex Integration</text:p>
      <text:p text:style-name="P3">14.1 Line Integral in the Complex Plane</text:p>
      <text:p text:style-name="P3">14.2 Cauchy’s Integral Theorem</text:p>
      <text:p text:style-name="P3">14.3 Cauchy’s Integral Formula</text:p>
      <text:p text:style-name="P3">14.4 Derivatives of Analytic Functions</text:p>
      <text:p text:style-name="P3"/>
      <text:p text:style-name="P3">CHAPTER 15 Power Series, Taylor Series</text:p>
      <text:p text:style-name="P3">15.1 Sequences, Series, Convergence Tests</text:p>
      <text:p text:style-name="P3">15.2 Power Series</text:p>
      <text:p text:style-name="P3">15.3 Functions Given by Power Series</text:p>
      <text:p text:style-name="P3">15.4 Taylor and Maclaurin Series</text:p>
      <text:p text:style-name="P3">15.5 Uniform Convergence. Optional</text:p>
      <text:p text:style-name="P3"/>
      <text:p text:style-name="P3">CHAPTER 16 Laurent Series. Residue Integration</text:p>
      <text:p text:style-name="P3">16.1 Laurent Series</text:p>
      <text:p text:style-name="P3">16.2 Singularities and Zeros. Infinity</text:p>
      <text:p text:style-name="P3">16.3 Residue Integration Method</text:p>
      <text:p text:style-name="P3">16.4 Residue Integration of Real Integrals</text:p>
      <text:p text:style-name="P3"/>
      <text:p text:style-name="P3">CHAPTER 17 Conformal Mapping</text:p>
      <text:p text:style-name="P3">17.1 Geometry of Analytic Functions- Conformal Mapping</text:p>
      <text:p text:style-name="P3">17.2 Linear Fractional Transformations (Möbius Transformations)</text:p>
      <text:p text:style-name="P3">17.3 Special Linear Fractional Transformations</text:p>
      <text:p text:style-name="P3">17.4 Conformal Mapping by Other Functions</text:p>
      <text:p text:style-name="P3">17.5 Riemann Surfaces.</text:p>
      <text:p text:style-name="P3"/>
      <text:p text:style-name="P3">CHAPTER 18 Complex Analysis and Potential Theory</text:p>
      <text:p text:style-name="P3">18.1 Electrostatic Fields</text:p>
      <text:p text:style-name="P3">18.2 Use of Conformal Mapping. Modeling</text:p>
      <text:p text:style-name="P3">18.3 Heat Problems</text:p>
      <text:p text:style-name="P3">18.4 Fluid Flow</text:p>
      <text:p text:style-name="P3">18.5 Poisson’s Integral Formula for Potentials</text:p>
      <text:p text:style-name="P3">18.6 Harmonic Functions. Uniqueness for Dirichlet Problem</text:p>
      <text:p text:style-name="P3"/>
      <text:p text:style-name="P3">CHAPTER 19 Numerics in General</text:p>
      <text:p text:style-name="P3">19.1 Introduction</text:p>
      <text:p text:style-name="P3">19.2 Solution of Equations by Iteration</text:p>
      <text:p text:style-name="P3">19.3 Interpolation</text:p>
      <text:p text:style-name="P3">19.4 Spline Interpolation</text:p>
      <text:p text:style-name="P3">19.5 Numeric Integration and Differentiation</text:p>
      <text:p text:style-name="P3"/>
      <text:p text:style-name="P3">CHAPTER 20 Numeric Linear Algebra</text:p>
      <text:p text:style-name="P3">20.1 Linear Systems- Gauss Elimination</text:p>
      <text:p text:style-name="P3">20.2 Linear Systems- LU-Factorization, Matrix Inversion</text:p>
      <text:p text:style-name="P3">20.3 Linear Systems- Solution by Iteration</text:p>
      <text:p text:style-name="P3">20.4 Linear Systems- Ill-Conditioning, Norms</text:p>
      <text:p text:style-name="P3">20.5 Least Squares Method</text:p>
      <text:p text:style-name="P3">20.7 Inclusion of Matrix Eigenvalues</text:p>
      <text:p text:style-name="P3">20.8 Power Method for Eigenvalues</text:p>
      <text:p text:style-name="P3">20.9 Tridiagonalization and QR-Factorization</text:p>
      <text:p text:style-name="P3"/>
      <text:p text:style-name="P3">CHAPTER 21 Numerics for ODEs and PDEs</text:p>
      <text:p text:style-name="P3">21.1 Methods for First-Order ODEs</text:p>
      <text:p text:style-name="P3">21.2 Multistep Methods</text:p>
      <text:p text:style-name="P3">21.3 Methods for Systems and Higher Order ODEs</text:p>
      <text:p text:style-name="P3">21.4 Methods for Elliptic PDEs</text:p>
      <text:p text:style-name="P3">21.5 Neumann and Mixed Problems. Irregular Boundary</text:p>
      <text:p text:style-name="P3">21.6 Methods for Parabolic PDEs</text:p>
      <text:p text:style-name="P3">21.7 Method for Hyperbolic PDEs</text:p>
      <text:p text:style-name="P3"/>
      <text:p text:style-name="P3">CHAPTER 22 Linear Programming</text:p>
      <text:p text:style-name="P3">22.1 Unconstrained Optimization. Method of Steepest Descent</text:p>
      <text:p text:style-name="P3">22.2 Linear Programming</text:p>
      <text:p text:style-name="P3">22.3 Simplex Method</text:p>
      <text:p text:style-name="P3">22.4 Simplex Method -- Difficulties</text:p>
      <text:p text:style-name="P3"/>
      <text:p text:style-name="P3">CHAPTER 23 Graphs, Optimization</text:p>
      <text:p text:style-name="P3">23.1 Graphs and Digraphs</text:p>
      <text:p text:style-name="P3">23.2 Shortest Path Problems. Complexity</text:p>
      <text:p text:style-name="P3">23.3 Bellman's Principle. Dijkstra's Algorithm</text:p>
      <text:p text:style-name="P3">23.4 Shortest Spanning Trees -- Greedy Algorithm</text:p>
      <text:p text:style-name="P3">23.5 Shortest Spanning Trees -- Prim's Algorithm</text:p>
      <text:p text:style-name="P3">23.6 Flows in Networks</text:p>
      <text:p text:style-name="P3">23.7 Maximum Flow -- Ford-Fulkerson Algorithm</text:p>
      <text:p text:style-name="P3">23.8 Bipartite Graphs. Assignment Problems</text:p>
      <text:p text:style-name="P3"/>
      <text:p text:style-name="P3">CHAPTER 24 Probability, Statistics</text:p>
      <text:p text:style-name="P3">24.1 Data Representation. Average. Spread</text:p>
      <text:p text:style-name="P3">24.2 Experiments, Outcomes, Events</text:p>
      <text:p text:style-name="P3">24.3 Probability</text:p>
      <text:p text:style-name="P3">24.4 Permutations and Combinations</text:p>
      <text:p text:style-name="P3">24.5 Random Variables. Probability Distributions</text:p>
      <text:p text:style-name="P3">24.6 Mean and Variance of a Distribution</text:p>
      <text:p text:style-name="P3">24.7 Binomial, Poisson, and Hypergeometric Distributions</text:p>
      <text:p text:style-name="P3">24.8 Normal Distribution</text:p>
      <text:p text:style-name="P3">24.9 Distributions of Several Random Variables</text:p>
      <text:p text:style-name="P3"/>
      <text:p text:style-name="P3">CHAPTER 25 Mathematical Statistics</text:p>
      <text:p text:style-name="P3">25.1 Introduction. Random Sampling</text:p>
      <text:p text:style-name="P3">25.2 Point Estimation of Parameters</text:p>
      <text:p text:style-name="P3">25.3 Confidence Intervals</text:p>
      <text:p text:style-name="P3">25.4 Testing Hypotheses. Decisions</text:p>
      <text:p text:style-name="P3">25.5 Quality Control</text:p>
      <text:p text:style-name="P3">25.6 Acceptance Sampling</text:p>
      <text:p text:style-name="P3">25.7 Goodness of Fit. Chi-squared Test</text:p>
      <text:p text:style-name="P3">25.8 Nonparametric Tests</text:p>
      <text:p text:style-name="P3">25.9 Regression. Fitting Straight Lines.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